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82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2e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c4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8e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83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45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93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23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24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845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82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75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b23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d4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99b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f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d4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3bee55" style:font-name-asian="Courier New" style:font-name-complex="Courier New"/>
    </style:style>
    <style:style style:name="T3" style:family="text">
      <style:text-properties style:font-name="Times New Roman" officeooo:rsid="0020c414" style:font-name-asian="Courier New" style:font-name-complex="Courier New"/>
    </style:style>
    <style:style style:name="T4" style:family="text">
      <style:text-properties style:font-name="Times New Roman" officeooo:rsid="00299328" style:font-name-asian="Courier New" style:font-name-complex="Courier New"/>
    </style:style>
    <style:style style:name="T5" style:family="text">
      <style:text-properties style:font-name="Times New Roman" officeooo:rsid="002eaf3b" style:font-name-asian="Courier New" style:font-name-complex="Courier New"/>
    </style:style>
    <style:style style:name="T6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7" style:family="text">
      <style:text-properties style:font-name="Times New Roman" fo:background-color="#ffffff" loext:char-shading-value="0" style:font-name-asian="Courier New" style:font-name-complex="Courier New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thematicaFormatStandardForm"><text:span text:style-name="T1"><draw:frame draw:style-name="fr1" draw:name="Object12" text:anchor-type="as-char" svg:y="-0.2228in" svg:width="1.2492in" svg:height="0.361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13" text:anchor-type="as-char" svg:y="-0.2228in" svg:width="1.3634in" svg:height="0.3618in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4" text:anchor-type="as-char" svg:y="-0.2083in" svg:width="1.5634in" svg:height="0.3492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3">(</text:span></text:span><text:span text:style-name="MathematicaFormatStandardForm"><text:span text:style-name="T1"><draw:frame draw:style-name="fr1" draw:name="Object224" text:anchor-type="as-char" svg:y="-0.2228in" svg:width="1.2693in" svg:height="0.3618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3">)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228in" svg:width="1.1646in" svg:height="0.3618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92" text:anchor-type="as-char" svg:y="-0.2374in" svg:width="5.0575in" svg:height="0.3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15" text:anchor-type="as-char" svg:y="-0.228in" svg:width="2.1252in" svg:height="0.380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10" text:anchor-type="as-char" svg:y="-0.3382in" svg:width="4.7492in" svg:height="0.4783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2"><draw:frame draw:style-name="fr1" draw:name="Object10" text:anchor-type="as-char" svg:y="-0.2374in" svg:width="4.8547in" svg:height="0.3902in" draw:z-index="1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0"><text:span text:style-name="MathematicaFormatStandardForm"><text:span text:style-name="T6"/></text:span></text:p>
      <text:p text:style-name="P1"><text:span text:style-name="MathematicaFormatStandardForm"><text:span text:style-name="T1"><draw:frame draw:style-name="fr1" draw:name="Object226" text:anchor-type="as-char" svg:y="-0.2228in" svg:width="3.8457in" svg:height="0.37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1" text:anchor-type="as-char" svg:y="-0.2228in" svg:width="5.678in" svg:height="0.3638in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19" text:anchor-type="as-char" svg:y="-0.2083in" svg:width="1.1575in" svg:height="0.3492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0" text:anchor-type="as-char" svg:y="-0.2083in" svg:width="1.0098in" svg:height="0.3634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1" text:anchor-type="as-char" svg:y="-0.2374in" svg:width="1.3362in" svg:height="0.3783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2" text:anchor-type="as-char" svg:y="-0.2083in" svg:width="2.0035in" svg:height="0.349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3" text:anchor-type="as-char" svg:y="-0.2374in" svg:width="2.502in" svg:height="0.3783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5">(Ri is RiemannR function)</text:span></text:span></text:p>
      <text:p text:style-name="P14"><text:span text:style-name="MathematicaFormatStandardForm"><text:span text:style-name="T5"/></text:span></text:p>
      <text:p text:style-name="P15"><text:span text:style-name="MathematicaFormatStandardForm"><text:span text:style-name="T1"><draw:frame draw:style-name="fr1" draw:name="Object24" text:anchor-type="as-char" svg:y="-0.3173in" svg:width="1.7571in" svg:height="0.457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1">???</text:span></text:span></text:p>
      <text:p text:style-name="P11"><text:span text:style-name="MathematicaFormatStandardForm"><text:span text:style-name="T1"><draw:frame draw:style-name="fr1" draw:name="Object3" text:anchor-type="as-char" svg:y="-0.2228in" svg:width="1.1957in" svg:height="0.361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" text:anchor-type="as-char" svg:y="-0.2228in" svg:width="4.5917in" svg:height="0.363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5" text:anchor-type="as-char" svg:y="-0.2228in" svg:width="4.5917in" svg:height="0.3634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6" text:anchor-type="as-char" svg:y="-0.2228in" svg:width="2.322in" svg:height="0.3756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7" text:anchor-type="as-char" svg:y="-0.228in" svg:width="2.1252in" svg:height="0.3807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8" text:anchor-type="as-char" svg:y="-0.3382in" svg:width="3.7992in" svg:height="0.4783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/></text:span></text:p>
      <text:p text:style-name="P10"><text:span text:style-name="MathematicaFormatStandardForm"><text:span text:style-name="T6"><draw:frame draw:style-name="fr1" draw:name="Object9" text:anchor-type="as-char" svg:y="-0.3382in" svg:width="5.0402in" svg:height="0.4783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6"/></text:span></text:p>
      <text:p text:style-name="P1"><text:span text:style-name="MathematicaFormatStandardForm"><text:span text:style-name="T1"><draw:frame draw:style-name="fr1" draw:name="Object2" text:anchor-type="as-char" svg:y="-0.1437in" svg:width="2.8311in" svg:height="0.2984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2"><text:span text:style-name="MathematicaFormatStandardForm"><text:span text:style-name="T1"><draw:frame draw:style-name="fr1" draw:name="Object15" text:anchor-type="as-char" svg:y="-0.2083in" svg:width="1.5634in" svg:height="0.349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6" text:anchor-type="as-char" svg:y="-0.2043in" svg:width="4.1783in" svg:height="0.328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7" text:anchor-type="as-char" svg:y="-0.2043in" svg:width="4.6209in" svg:height="0.3283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8"><text:span text:style-name="MathematicaFormatStandardForm"><text:span text:style-name="T4">etc etc. <text:s/>Work this through and you end up with</text:span></text:span></text:p>
      <text:p text:style-name="P8"><text:span text:style-name="MathematicaFormatStandardForm"><text:span text:style-name="T4"/></text:span></text:p>
      <text:p text:style-name="P8"><text:span text:style-name="MathematicaFormatStandardForm"><text:span text:style-name="T1"><draw:frame draw:style-name="fr1" draw:name="Object18" text:anchor-type="as-char" svg:y="-0.1244in" svg:width="1.1453in" svg:height="0.246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8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198" text:anchor-type="as-char" svg:y="-0.2547in" svg:width="1.3854in" svg:height="0.4165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2" draw:name="Object204" text:anchor-type="as-char" svg:y="-0.2547in" svg:width="1.448in" svg:height="0.430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20"><text:span text:style-name="MathematicaFormatStandardForm"><text:span text:style-name="T7"><draw:frame draw:style-name="fr1" draw:name="Object1054" text:anchor-type="as-char" svg:y="-0.2374in" svg:width="1.1008in" svg:height="0.359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7"><text:span text:style-name="MathematicaFormatStandardForm"><text:span text:style-name="T7"><draw:frame draw:style-name="fr1" draw:name="Object25" text:anchor-type="as-char" svg:y="-0.1425in" svg:width="1.5756in" svg:height="0.3654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7"><text:span text:style-name="MathematicaFormatStandardForm"><text:span text:style-name="T7"><draw:frame draw:style-name="fr1" draw:name="Object26" text:anchor-type="as-char" svg:y="-0.1425in" svg:width="1.3925in" svg:height="0.3654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7"><text:span text:style-name="MathematicaFormatStandardForm"><text:span text:style-name="T7"><draw:frame draw:style-name="fr1" draw:name="Object27" text:anchor-type="as-char" svg:y="-0.1425in" svg:width="1.4535in" svg:height="0.296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7"><text:span text:style-name="MathematicaFormatStandardForm"><text:span text:style-name="T7"/></text:span></text:p>
      <text:p text:style-name="P18"><text:span text:style-name="MathematicaFormatStandardForm"><text:span text:style-name="T7"><draw:frame draw:style-name="fr1" draw:name="Object28" text:anchor-type="as-char" svg:y="-0.1425in" svg:width="0.5374in" svg:height="0.2827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2:16:08.843000000</meta:creation-date>
    <dc:date>2017-02-07T09:01:09.316000000</dc:date>
    <meta:editing-duration>PT1H42M16S</meta:editing-duration>
    <meta:editing-cycles>13</meta:editing-cycles>
    <meta:generator>LibreOffice/5.2.5.1$Windows_x86 LibreOffice_project/0312e1a284a7d50ca85a365c316c7abbf20a4d22</meta:generator>
    <meta:document-statistic meta:table-count="0" meta:image-count="0" meta:object-count="36" meta:page-count="5" meta:paragraph-count="38" meta:word-count="16" meta:character-count="77" meta:non-whitespace-character-count="64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+</mo>
                <mn>2</mn>
              </mrow>
              <mrow>
                <mi>u</mi>
                <mo stretchy="false">+</mo>
                <mn>3</mn>
              </mrow>
              <mrow>
                <mi>v</mi>
                <mo stretchy="false">+</mo>
                <mn>4</mn>
              </mrow>
              <mrow>
                <mrow>
                  <mi>w</mi>
                  <mo stretchy="false">+</mo>
                  <mn>...</mn>
                </mrow>
                <mo stretchy="false">≤</mo>
                <mi>x</mi>
              </mrow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row>
            <mo stretchy="false">−</mo>
            <mfrac>
              <mi>z</mi>
              <mn>3</mn>
            </mfrac>
          </mrow>
        </msup>
        <mo stretchy="false">⋅</mo>
        <msub>
          <mo stretchy="false">∇</mo>
          <mi>w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w</mi>
                </mstyle>
              </mrow>
            </mrow>
            <mo fence="true" stretchy="false">)</mo>
          </mrow>
          <mrow>
            <mo stretchy="false">−</mo>
            <mfrac>
              <mi>z</mi>
              <mn>5</mn>
            </mfrac>
          </mrow>
        </msup>
        <mo stretchy="false">⋅</mo>
        <mn>..</mn>
      </mrow>
      <mi>.</mi>
    </mrow>
    <annotation encoding="StarMath 5.0">(prod from k = 1 (1+bold{x "*" 1 over k})^{{{%mu(k)} over k}})^z""^{""+sum""}  = 

sum from { t+2u+3v+4w+... &lt;= x } 

nabla_t (1+bold{t})^z  cdot 

nabla_u (1+bold{u})^{-{z over 2}} cdot 

nabla_v (1+bold{v})^{-{z over 3}} cdot 

nabla_w (1+bold{w})^{-{z over 5}} cdot  ...</annotation>
  </semantics>
</math>
</file>

<file path=Object 10/content.xml><?xml version="1.0" encoding="utf-8"?>
<math xmlns="http://www.w3.org/1998/Math/MathML" display="block">
  <semantics>
    <mrow>
      <mo fence="true" stretchy="false">(</mo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style mathvariant="bold">
                    <mrow>
                      <mi>x</mi>
                      <mtext>*</mtext>
                      <mfrac>
                        <mn>1</mn>
                        <mi>k</mi>
                      </mfrac>
                    </mrow>
                  </mstyle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</mrow>
      <mo fence="true" stretchy="false">)</mo>
    </mrow>
    <annotation encoding="StarMath 5.0">(prod from k = 1 (1+bold{x "*" 1 over k})^{z cdot {{%mu(k)} over k}})</annotation>
  </semantics>
</math>
</file>

<file path=Object 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1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14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6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frac>
                    <mi>x</mi>
                    <mi>k</mi>
                  </mfrac>
                </mrow>
              </mrow>
              <mo fence="true" stretchy="false">)</mo>
            </mrow>
            <mrow>
              <mi>z</mi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infinity}{} prod from k = 1 (1+{{x over k}})^{z cdot {{%mu(k)} over k}} = e^z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i>k</mi>
              </mfrac>
            </mrow>
          </mrow>
          <mo fence="true" stretchy="false">)</mo>
        </mrow>
        <mo stretchy="false">=</mo>
        <mn>1</mn>
      </mrow>
    </mrow>
    <annotation encoding="StarMath 5.0">lim from {x rightarrow infinity}{} sum from k = 1 {{{%mu(k)} over k}} log(1+{x over k}) = 1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⋅</mo>
                <msup>
                  <mi>u</mi>
                  <mn>2</mn>
                </msup>
                <mo stretchy="false">⋅</mo>
                <msup>
                  <mi>v</mi>
                  <mn>3</mn>
                </msup>
                <mo stretchy="false">⋅</mo>
                <msup>
                  <mi>w</mi>
                  <mn>5</mn>
                </msup>
                <mo stretchy="false">⋅</mo>
                <mn>...</mn>
              </mrow>
              <mo stretchy="false">≤</mo>
              <mi>x</mi>
            </mrow>
          </munder>
          <msub>
            <mo stretchy="false">∇</mo>
            <mi>t</mi>
          </msub>
        </mrow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t</mi>
                </mstyle>
              </mrow>
            </mrow>
            <mo fence="true" stretchy="false">)</mo>
          </mrow>
          <mi>z</mi>
        </msup>
        <mo stretchy="false">⋅</mo>
        <msub>
          <mo stretchy="false">∇</mo>
          <mi>u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u</mi>
                </mstyle>
              </mrow>
            </mrow>
            <mo fence="true" stretchy="false">)</mo>
          </mrow>
          <mrow>
            <mo stretchy="false">−</mo>
            <mfrac>
              <mi>z</mi>
              <mn>2</mn>
            </mfrac>
          </mrow>
        </msup>
        <mo stretchy="false">⋅</mo>
        <msub>
          <mo stretchy="false">∇</mo>
          <mi>v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v</mi>
                </mstyle>
              </mrow>
            </mrow>
            <mo fence="true" stretchy="false">)</mo>
          </mrow>
          <mrow>
            <mo stretchy="false">−</mo>
            <mfrac>
              <mi>z</mi>
              <mn>3</mn>
            </mfrac>
          </mrow>
        </msup>
        <mo stretchy="false">⋅</mo>
        <msub>
          <mo stretchy="false">∇</mo>
          <mi>w</mi>
        </msub>
      </mrow>
      <mrow>
        <msup>
          <mrow>
            <mo fence="true" stretchy="false">(</mo>
            <mrow>
              <mrow>
                <mn>1</mn>
                <mo stretchy="false">+</mo>
                <mstyle mathvariant="bold">
                  <mi>w</mi>
                </mstyle>
              </mrow>
            </mrow>
            <mo fence="true" stretchy="false">)</mo>
          </mrow>
          <mrow>
            <mo stretchy="false">−</mo>
            <mfrac>
              <mi>z</mi>
              <mn>5</mn>
            </mfrac>
          </mrow>
        </msup>
        <mo stretchy="false">⋅</mo>
        <mn>..</mn>
      </mrow>
      <mi>.</mi>
    </mrow>
    <annotation encoding="StarMath 5.0">(prod from k = 1 (1+bold{x "*" 1 over k})^{{{%mu(k)} over k}})^z""^{""*sum""} = 

sum from { t cdot u^2 cdot v^3 cdot w^5 cdot... &lt;= x } 

nabla_t (1+bold{t})^z  cdot 

nabla_u (1+bold{u})^{-{z over 2}} cdot 

nabla_v (1+bold{v})^{-{z over 3}} cdot 

nabla_w (1+bold{w})^{-{z over 5}} cdot  ...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i>k</mi>
              </mfrac>
            </mrow>
          </mrow>
          <mo fence="true" stretchy="false">)</mo>
        </mrow>
        <mo stretchy="false">=</mo>
        <mn>1</mn>
      </mrow>
    </mrow>
    <annotation encoding="StarMath 5.0">lim from {x rightarrow infinity}{} sum from k = 1 {{{%mu(k)} over k}} log(1+{x over k}) = 1</annotation>
  </semantics>
</math>
</file>

<file path=Object 21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−</mo>
        <mfrac>
          <mn>1</mn>
          <mn>2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2</mn>
              </mfrac>
            </mrow>
          </mrow>
          <mo fence="true" stretchy="false">)</mo>
        </mrow>
        <mo stretchy="false">−</mo>
        <mfrac>
          <mn>1</mn>
          <mn>3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3</mn>
              </mfrac>
            </mrow>
          </mrow>
          <mo fence="true" stretchy="false">)</mo>
        </mrow>
        <mo stretchy="false">−</mo>
        <mfrac>
          <mn>1</mn>
          <mn>5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5</mn>
              </mfrac>
            </mrow>
          </mrow>
          <mo fence="true" stretchy="false">)</mo>
        </mrow>
        <mo stretchy="false">+</mo>
        <mfrac>
          <mn>1</mn>
          <mn>6</mn>
        </mfrac>
      </mrow>
      <mi>log</mi>
      <mrow>
        <mrow>
          <mrow>
            <mo fence="true" stretchy="false">(</mo>
            <mrow>
              <mrow>
                <mn>1</mn>
                <mo stretchy="false">+</mo>
                <mfrac>
                  <mi>x</mi>
                  <mn>6</mn>
                </mfrac>
              </mrow>
            </mrow>
            <mo fence="true" stretchy="false">)</mo>
          </mrow>
          <mo stretchy="false">−</mo>
          <mn>...</mn>
        </mrow>
        <mo stretchy="false">=</mo>
        <mn>1</mn>
      </mrow>
    </mrow>
    <annotation encoding="StarMath 5.0">log(1+{x})-{{1 over 2}} log(1+{x over 2})-{{1 over 3}} log(1+{x over 3})-{{1 over 5}} log(1+{x over 5})+{{1 over 6}} log(1+{x over 6})-... = 1</annotation>
  </semantics>
</math>
</file>

<file path=Object 22/content.xml><?xml version="1.0" encoding="utf-8"?>
<math xmlns="http://www.w3.org/1998/Math/MathML" display="block">
  <semantics>
    <mrow>
      <mfrac>
        <mn>1</mn>
        <mn>2</mn>
      </mfrac>
      <mi>log</mi>
      <mrow>
        <mrow>
          <mo fence="true" stretchy="false">(</mo>
          <mrow>
            <mrow>
              <mn>1</mn>
              <mo stretchy="false">+</mo>
              <mfrac>
                <mi>x</mi>
                <mn>2</mn>
              </mfrac>
            </mrow>
          </mrow>
          <mo fence="true" stretchy="false">)</mo>
        </mrow>
        <mo stretchy="false">−</mo>
        <mfrac>
          <mn>1</mn>
          <mn>4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4</mn>
              </mfrac>
            </mrow>
          </mrow>
          <mo fence="true" stretchy="false">)</mo>
        </mrow>
        <mo stretchy="false">−</mo>
        <mfrac>
          <mn>1</mn>
          <mn>6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6</mn>
              </mfrac>
            </mrow>
          </mrow>
          <mo fence="true" stretchy="false">)</mo>
        </mrow>
        <mo stretchy="false">−</mo>
        <mfrac>
          <mn>1</mn>
          <mn>10</mn>
        </mfrac>
      </mrow>
      <mi>log</mi>
      <mrow>
        <mrow>
          <mo fence="true" stretchy="false">(</mo>
          <mrow>
            <mrow>
              <mn>1</mn>
              <mo stretchy="false">+</mo>
              <mfrac>
                <mi>x</mi>
                <mn>10</mn>
              </mfrac>
            </mrow>
          </mrow>
          <mo fence="true" stretchy="false">)</mo>
        </mrow>
        <mo stretchy="false">+</mo>
        <mfrac>
          <mn>1</mn>
          <mn>12</mn>
        </mfrac>
      </mrow>
      <mi>log</mi>
      <mrow>
        <mrow>
          <mrow>
            <mo fence="true" stretchy="false">(</mo>
            <mrow>
              <mrow>
                <mn>1</mn>
                <mo stretchy="false">+</mo>
                <mfrac>
                  <mi>x</mi>
                  <mn>12</mn>
                </mfrac>
              </mrow>
            </mrow>
            <mo fence="true" stretchy="false">)</mo>
          </mrow>
          <mo stretchy="false">−</mo>
          <mn>...</mn>
        </mrow>
        <mo stretchy="false">=</mo>
        <mfrac>
          <mn>1</mn>
          <mn>2</mn>
        </mfrac>
      </mrow>
    </mrow>
    <annotation encoding="StarMath 5.0">1 over 2 log(1+{x over 2})-{{1 over 4}} log(1+{x over 4})-{{1 over 6}} log(1+{x over 6})-{{1 over 10}} log(1+{x over 10})+{{1 over 12}} log(1+{x over 12})-... = 1 over 2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>log</mi>
      <mrow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o stretchy="false">=</mo>
        <msub>
          <mi>H</mi>
          <mi>x</mi>
        </msub>
      </mrow>
    </mrow>
    <annotation encoding="StarMath 5.0">lim from {x rightarrow infinity}{} log( 1+x) = H_x</annotation>
  </semantics>
</math>
</file>

<file path=Object 2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5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i>k</mi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C_k cdot H_{ n-k } = f(n)=1</annotation>
  </semantics>
</math>
</file>

<file path=Object 26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>log</mi>
      <mrow>
        <mo fence="true" stretchy="false">(</mo>
        <mrow>
          <mrow>
            <mn>1</mn>
            <mo stretchy="false">+</mo>
            <mstyle mathvariant="bold">
              <mfrac>
                <mi>x</mi>
                <mi>k</mi>
              </mfrac>
            </mstyle>
          </mrow>
        </mrow>
        <mo fence="true" stretchy="false">)</mo>
      </mrow>
    </mrow>
    <annotation encoding="StarMath 5.0">sum from k = 1 {{{%mu(k)} over k}} log(1+{bold{x over k}})</annotation>
  </semantics>
</math>
</file>

<file path=Object 27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sub>
          <mi>H</mi>
          <mrow>
            <mo fence="true" stretchy="false">⌊</mo>
            <mrow>
              <mfrac>
                <mi>x</mi>
                <mi>k</mi>
              </mfrac>
            </mrow>
            <mo fence="true" stretchy="false">⌋</mo>
          </mrow>
        </msub>
        <mo stretchy="false">=</mo>
        <mn>1</mn>
      </mrow>
    </mrow>
    <annotation encoding="StarMath 5.0">sum from k = 1 {{{%mu(k)} over k}} H_{ lfloor x over k rfloor } = 1</annotation>
  </semantics>
</math>
</file>

<file path=Object 28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i mathvariant="normal">Π</mi>
      <mrow>
        <mrow>
          <mo fence="true" stretchy="false">(</mo>
          <mrow>
            <msup>
              <mi>x</mi>
              <mfrac>
                <mn>1</mn>
                <mi>k</mi>
              </mfrac>
            </msup>
          </mrow>
          <mo fence="true" stretchy="false">)</mo>
        </mrow>
        <mo stretchy="false">=</mo>
        <mi mathvariant="normal">π</mi>
      </mrow>
      <mrow>
        <mo fence="true" stretchy="false">(</mo>
        <mrow>
          <mi>x</mi>
        </mrow>
        <mo fence="true" stretchy="false">)</mo>
      </mrow>
    </mrow>
    <annotation encoding="StarMath 5.0">sum from k = 1 {{{%mu(k)} over k}} %PI(x^{1 over k}) = %pi(x )</annotation>
  </semantics>
</math>
</file>

<file path=Object 29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row>
          <mo fence="true" stretchy="false">(</mo>
          <mrow>
            <mrow>
              <mrow>
                <mo stretchy="false">−</mo>
                <mi mathvariant="italic">Ei</mi>
              </mrow>
              <mrow>
                <mrow>
                  <mo fence="true" stretchy="false">(</mo>
                  <mrow>
                    <mrow>
                      <mo stretchy="false">−</mo>
                      <mfrac>
                        <mi>x</mi>
                        <mi>k</mi>
                      </mfrac>
                    </mrow>
                  </mrow>
                  <mo fence="true" stretchy="false">)</mo>
                </mrow>
                <mo stretchy="false">+</mo>
                <mi>log</mi>
              </mrow>
              <mrow>
                <mfrac>
                  <mi>x</mi>
                  <mi>k</mi>
                </mfrac>
                <mo stretchy="false">+</mo>
                <mi mathvariant="normal">γ</mi>
              </mrow>
            </mrow>
          </mrow>
          <mo fence="true" stretchy="false">)</mo>
        </mrow>
        <mo stretchy="false">≈</mo>
        <mn>1</mn>
      </mrow>
    </mrow>
    <annotation encoding="StarMath 5.0">sum from k = 1 {{{%mu(k)} over k}} (-Ei(-{x over k})+log {x over k}+%gamma) approx 1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style mathvariant="bold">
                          <mrow>
                            <mi>x</mi>
                            <mtext>*</mtext>
                            <mfrac>
                              <mn>1</mn>
                              <mi>k</mi>
                            </mfrac>
                          </mrow>
                        </mstyle>
                      </mrow>
                    </mrow>
                    <mo fence="true" stretchy="false">)</mo>
                  </mrow>
                  <mfrac>
                    <mrow>
                      <mi mathvariant="normal">μ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  <mi>k</mi>
                  </mfrac>
                </msup>
              </mrow>
            </mrow>
            <mo fence="true" stretchy="false">)</mo>
          </mrow>
          <mi>z</mi>
        </msup>
        <mo stretchy="false">=</mo>
        <mi>log</mi>
      </mrow>
      <mrow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i>log</mi>
        </mrow>
      </mrow>
      <mrow>
        <mrow>
          <mo fence="true" stretchy="false">(</mo>
          <mrow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  <mo stretchy="false">⋅</mo>
          <mi>log</mi>
        </mrow>
      </mrow>
      <mrow>
        <mo fence="true" stretchy="false">(</mo>
        <mrow>
          <mrow>
            <mn>1</mn>
            <mo stretchy="false">+</mo>
            <mstyle mathvariant="bold">
              <mrow>
                <mi>x</mi>
                <mtext>*</mtext>
                <mfrac>
                  <mn>1</mn>
                  <mi>k</mi>
                </mfrac>
              </mrow>
            </mstyle>
          </mrow>
        </mrow>
        <mo fence="true" stretchy="false">)</mo>
      </mrow>
    </mrow>
    <annotation encoding="StarMath 5.0">lim from {z rightarrow 0} {{partial}over{partial z}}(prod from k = 1 (1+bold{x "*" 1 over k})^{{{%mu(k)} over k}})^z =

log(prod from k = 1 (1+bold{x "*" 1 over k})^{{{%mu(k)} over k}}) = 

sum from k = 1 log ((1+bold{x "*" 1 over k})^{{{%mu(k)} over k}}) =

sum from k = 1 {{{%mu(k)} over k}} cdot log (1+bold{x "*" 1 over k})

</annotation>
  </semantics>
</math>
</file>

<file path=Object 30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row>
          <mo fence="true" stretchy="false">(</mo>
          <mrow>
            <mrow>
              <mi mathvariant="italic">li</mi>
              <mrow>
                <mrow>
                  <mo fence="true" stretchy="false">(</mo>
                  <mrow>
                    <msup>
                      <mi>x</mi>
                      <mfrac>
                        <mn>1</mn>
                        <mi>k</mi>
                      </mfrac>
                    </msup>
                  </mrow>
                  <mo fence="true" stretchy="false">)</mo>
                </mrow>
                <mo stretchy="false">−</mo>
                <mi>log</mi>
              </mrow>
              <mi>log</mi>
              <mrow>
                <msup>
                  <mi>x</mi>
                  <mfrac>
                    <mn>1</mn>
                    <mi>k</mi>
                  </mfrac>
                </msup>
                <mo stretchy="false">−</mo>
                <mi mathvariant="normal">γ</mi>
              </mrow>
            </mrow>
          </mrow>
          <mo fence="true" stretchy="false">)</mo>
        </mrow>
        <mo stretchy="false">=</mo>
        <mi mathvariant="italic">Ri</mi>
      </mrow>
      <mrow>
        <mrow>
          <mo fence="true" stretchy="false">(</mo>
          <mrow>
            <mi>x</mi>
          </mrow>
          <mo fence="true" stretchy="false">)</mo>
        </mrow>
        <mo stretchy="false">−</mo>
        <mn>1</mn>
      </mrow>
    </mrow>
    <annotation encoding="StarMath 5.0">sum from k = 1 {{{%mu(k)} over k}} (li(x^{1 over k})-log log x^{1 over k}-%gamma) = Ri( x)-1</annotation>
  </semantics>
</math>
</file>

<file path=Object 3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row>
        <munder>
          <mo stretchy="false">∑</mo>
          <mrow>
            <mi>k</mi>
            <mo stretchy="false">=</mo>
            <mn>1</mn>
          </mrow>
        </munder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  <mrow>
        <mrow>
          <mo fence="true" stretchy="false">(</mo>
          <mrow>
            <mrow>
              <mfrac>
                <mn>1</mn>
                <mi>x</mi>
              </mfrac>
              <mo stretchy="false">−</mo>
              <mfrac>
                <msup>
                  <mi>e</mi>
                  <mrow>
                    <mo stretchy="false">−</mo>
                    <mfrac>
                      <mi>x</mi>
                      <mi>k</mi>
                    </mfrac>
                  </mrow>
                </msup>
                <mi>x</mi>
              </mfrac>
            </mrow>
          </mrow>
          <mo fence="true" stretchy="false">)</mo>
        </mrow>
        <mo stretchy="false">=</mo>
        <mfrac>
          <mn>1</mn>
          <mrow>
            <mi mathvariant="normal">ζ</mi>
            <mrow>
              <mo fence="true" stretchy="false">(</mo>
              <mrow>
                <mn>2</mn>
              </mrow>
              <mo fence="true" stretchy="false">)</mo>
            </mrow>
          </mrow>
        </mfrac>
      </mrow>
    </mrow>
    <annotation encoding="StarMath 5.0">lim from {x rightarrow 0 }{}sum from k = 1 {{{%mu(k)} over k}} (1 over x - e^{-{x over k}} over x ) = 1 over { %zeta(2) }</annotation>
  </semantics>
</math>
</file>

<file path=Object 3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i mathvariant="normal">Π</mi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row>
        <mo fence="true" stretchy="false">(</mo>
        <mrow>
          <msup>
            <mi>x</mi>
            <mfrac>
              <mn>1</mn>
              <mn>2</mn>
            </mfrac>
          </msup>
        </mrow>
        <mo fence="true" stretchy="false">)</mo>
      </mrow>
    </mrow>
    <annotation encoding="StarMath 5.0">lim from {x rightarrow infinity}{} %PI( x ) - %PI( x^{1 over 2} )</annotation>
  </semantics>
</math>
</file>

<file path=Object 3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  <mo stretchy="false">−</mo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sup>
                      <mi>x</mi>
                      <mfrac>
                        <mn>1</mn>
                        <mn>2</mn>
                      </mfrac>
                    </msup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</mrow>
    </mrow>
    <annotation encoding="StarMath 5.0">lim from {x rightarrow infinity}{}sum from p  H_{ lfloor {log x} over {log p} rfloor } - sum from p  H_{ lfloor {log x^{1 over 2}} over {log p} rfloor }</annotation>
  </semantics>
</math>
</file>

<file path=Object 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  <mo stretchy="false">−</mo>
        <msub>
          <mi>H</mi>
          <mrow>
            <mo fence="true" stretchy="false">⌊</mo>
            <mrow>
              <mfrac>
                <mrow>
                  <mi>log</mi>
                  <msup>
                    <mi>x</mi>
                    <mfrac>
                      <mn>1</mn>
                      <mn>2</mn>
                    </mfrac>
                  </msup>
                </mrow>
                <mrow>
                  <mi>log</mi>
                  <mi>p</mi>
                </mrow>
              </mfrac>
            </mrow>
            <mo fence="true" stretchy="false">⌋</mo>
          </mrow>
        </msub>
      </mrow>
    </mrow>
    <annotation encoding="StarMath 5.0">lim from {x rightarrow infinity}{}sum from p  H_{ lfloor {log x} over {log p} rfloor } - H_{ lfloor {log x^{1 over 2}} over {log p} rfloor }</annotation>
  </semantics>
</math>
</file>

<file path=Object 3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∑</mo>
            <mi>p</mi>
          </munder>
          <msub>
            <mi>H</mi>
            <mrow>
              <mo fence="true" stretchy="false">⌊</mo>
              <mrow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  <mo fence="true" stretchy="false">⌋</mo>
            </mrow>
          </msub>
        </mrow>
        <mo stretchy="false">−</mo>
        <msub>
          <mi>H</mi>
          <mrow>
            <mo fence="true" stretchy="false">⌊</mo>
            <mrow>
              <mrow>
                <mfrac>
                  <mn>1</mn>
                  <mn>2</mn>
                </mfrac>
                <mo stretchy="false">⋅</mo>
                <mfrac>
                  <mrow>
                    <mi>log</mi>
                    <mi>x</mi>
                  </mrow>
                  <mrow>
                    <mi>log</mi>
                    <mi>p</mi>
                  </mrow>
                </mfrac>
              </mrow>
            </mrow>
            <mo fence="true" stretchy="false">⌋</mo>
          </mrow>
        </msub>
      </mrow>
    </mrow>
    <annotation encoding="StarMath 5.0">lim from {x rightarrow infinity}{}sum from p  H_{ lfloor {log x} over {log p} rfloor } - H_{ lfloor 1 over 2 cdot {{log x} over {log p}} rfloor }</annotation>
  </semantics>
</math>
</file>

<file path=Object 36/content.xml><?xml version="1.0" encoding="utf-8"?>
<math xmlns="http://www.w3.org/1998/Math/MathML" display="block">
  <semantics>
    <mrow>
      <mrow>
        <munder>
          <mo stretchy="false">∑</mo>
          <mi>p</mi>
        </munder>
        <mi>log</mi>
      </mrow>
      <mn>2</mn>
    </mrow>
    <annotation encoding="StarMath 5.0">sum from p  log 2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5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t</mi>
                <mo stretchy="false">=</mo>
                <mn>0</mn>
              </mrow>
              <mi>x</mi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t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u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x</mi>
                      <mi>t</mi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2</mn>
                          </mrow>
                        </mtd>
                      </mtr>
                      <mtr>
                        <mtd>
                          <mi>u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v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x</mi>
                      <mrow>
                        <mrow>
                          <mi>t</mi>
                          <mo stretchy="false">⋅</mo>
                          <mn>2</mn>
                        </mrow>
                        <mi>u</mi>
                      </mrow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i>v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  <mo stretchy="false">⋅</mo>
          <mrow>
            <munderover>
              <mo stretchy="false">∑</mo>
              <mrow>
                <mi>w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x</mi>
                      <mrow>
                        <mrow>
                          <mi>t</mi>
                          <mo stretchy="false">⋅</mo>
                          <mn>2</mn>
                        </mrow>
                        <mrow>
                          <mi>u</mi>
                          <mo stretchy="false">⋅</mo>
                          <mn>3</mn>
                        </mrow>
                        <mi>v</mi>
                      </mrow>
                    </mfrac>
                  </mrow>
                </mrow>
                <mo fence="true" stretchy="false">⌋</mo>
              </mrow>
            </munderover>
            <mrow>
              <mo fence="true" stretchy="false">(</mo>
              <mrow>
                <mrow>
                  <mo fence="true" stretchy="false">(</mo>
                  <mrow>
                    <mtable>
                      <mtr>
                        <mtd>
                          <mrow>
                            <mrow>
                              <mo stretchy="false">−</mo>
                              <mi>z</mi>
                            </mrow>
                            <mo stretchy="false">/</mo>
                            <mn>5</mn>
                          </mrow>
                        </mtd>
                      </mtr>
                      <mtr>
                        <mtd>
                          <mi>w</mi>
                        </mtd>
                      </mtr>
                    </mtable>
                  </mrow>
                  <mo fence="true" stretchy="false">)</mo>
                </mrow>
              </mrow>
              <mo fence="true" stretchy="false">)</mo>
            </mrow>
          </mrow>
        </mrow>
      </mrow>
      <mi>.</mi>
      <mn>..</mn>
      <mi>.</mi>
    </mrow>
    <annotation encoding="StarMath 5.0">(prod from k = 1 (1+bold{x "*" 1 over k})^{{{%mu(k)} over k}})^z""^{""+sum""} 

= sum from t = 0 to x ((binom{z}{t}))

cdot sum from u=0 to lfloor 1 over 2 cdot {x over t }rfloor ((binom{-z/2}{u}))

cdot sum from v=0 to lfloor 1 over 3 cdot {x over {t cdot 2 u} }rfloor ((binom{-z/3}{v}))

cdot sum from w=0 to lfloor 1 over 5 cdot {x over {t cdot 2 u cdot 3 v} }rfloor ((binom{-z/5}{w}))

. ...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+</mo>
                  <mfrac>
                    <mi>x</mi>
                    <mi>k</mi>
                  </mfrac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infinity}{} prod from k = 1 (1+{{x over k}})^{{{%mu(k)} over k}} = e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row>
                          <mi>x</mi>
                          <mtext>*</mtext>
                          <mfrac>
                            <mn>1</mn>
                            <mi>k</mi>
                          </mfrac>
                        </mrow>
                      </mstyle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)</mo>
        </mrow>
        <mi>z</mi>
      </msup>
      <mrow>
        <msup>
          <mtext/>
          <mrow>
            <mtext/>
            <mo stretchy="false">∗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t</mi>
                <mo stretchy="false">⋅</mo>
                <msup>
                  <mi>u</mi>
                  <mn>2</mn>
                </msup>
                <mo stretchy="false">⋅</mo>
                <msup>
                  <mi>v</mi>
                  <mn>3</mn>
                </msup>
                <mo stretchy="false">⋅</mo>
                <msup>
                  <mi>w</mi>
                  <mn>5</mn>
                </msup>
                <mo stretchy="false">⋅</mo>
                <mn>...</mn>
              </mrow>
              <mo stretchy="false">≤</mo>
              <mi>x</mi>
            </mrow>
          </munder>
          <msub>
            <mi>d</mi>
            <mi>z</mi>
          </msub>
        </mrow>
      </mrow>
      <mrow>
        <mrow>
          <mo fence="true" stretchy="false">(</mo>
          <mrow>
            <mi>t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u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v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w</mi>
          </mrow>
          <mo fence="true" stretchy="false">)</mo>
        </mrow>
        <mo stretchy="false">⋅</mo>
        <mn>..</mn>
      </mrow>
      <mi>.</mi>
    </mrow>
    <annotation encoding="StarMath 5.0">(prod from k = 1 (1+bold{x "*" 1 over k})^{{{%mu(k)} over k}})^z""^{""*sum""} = 

sum from { t cdot u^2 cdot v^3 cdot w^5 cdot... &lt;= x } d_z(t) cdot d_{-{z over 2}}(u) cdot d_{ -{z over 3} }(v) cdot d_{ -{z over 5 }}( w ) cdot...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under>
              <mo stretchy="false">∏</mo>
              <mrow>
                <mi>k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n>1</mn>
                    <mo stretchy="false">+</mo>
                    <mstyle mathvariant="bold">
                      <mrow>
                        <mi>x</mi>
                        <mtext>*</mtext>
                        <mfrac>
                          <mn>1</mn>
                          <mi>k</mi>
                        </mfrac>
                      </mrow>
                    </mstyle>
                  </mrow>
                </mrow>
                <mo fence="true" stretchy="false">)</mo>
              </mrow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sup>
          </mrow>
        </mrow>
        <mo fence="true" stretchy="false">)</mo>
      </mrow>
      <mi>z</mi>
    </msup>
    <annotation encoding="StarMath 5.0">(prod from k = 1 (1+bold{x "*" 1 over k})^{{{%mu(k)} over k}})^z</annotation>
  </semantics>
</math>
</file>

<file path=Object 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